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a744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bdb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a7447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bdb5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urisa" fo:font-size="40pt" fo:font-weight="bold" officeooo:paragraph-rsid="001a7447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a7447"/>
    </style:style>
    <style:style style:name="P9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a74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bdb5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d6a2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Purisa" fo:font-size="24pt" fo:font-weight="bold" officeooo:paragraph-rsid="001a7447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a7447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bdb59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d6a27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Purisa" fo:font-size="32pt" fo:font-weight="bold" officeooo:paragraph-rsid="001bdb59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Purisa" fo:font-size="32pt" fo:font-weight="bold" officeooo:paragraph-rsid="001d6a27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Purisa" fo:font-size="36pt" fo:font-weight="bold" officeooo:paragraph-rsid="001bdb59" style:font-size-asian="36pt" style:font-weight-asian="bold" style:font-size-complex="36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1d6a27"/>
    </style:style>
    <style:style style:name="P21" style:family="paragraph" style:parent-style-name="Standard">
      <style:paragraph-properties fo:text-align="center" style:justify-single-word="false"/>
      <style:text-properties fo:font-size="26pt" officeooo:paragraph-rsid="001d6a27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fo:font-size="44pt" officeooo:paragraph-rsid="001d6a27" style:font-size-asian="44pt" style:font-size-complex="44pt"/>
    </style:style>
    <style:style style:name="P23" style:family="paragraph" style:parent-style-name="Standard">
      <style:paragraph-properties fo:text-align="center" style:justify-single-word="false"/>
      <style:text-properties fo:font-size="24pt" officeooo:paragraph-rsid="001d6a27" style:font-size-asian="24pt" style:font-size-complex="24pt"/>
    </style:style>
    <style:style style:name="P24" style:family="paragraph" style:parent-style-name="Standard" style:master-page-name="Standard">
      <style:paragraph-properties style:page-number="1"/>
      <style:text-properties officeooo:paragraph-rsid="00198acd"/>
    </style:style>
    <style:style style:name="T1" style:family="text">
      <style:text-properties style:font-name="Puris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Purisa" fo:font-size="14pt" fo:font-weight="bold" officeooo:rsid="001a7447" style:font-size-asian="14pt" style:font-weight-asian="bold" style:font-size-complex="14pt" style:font-weight-complex="bold"/>
    </style:style>
    <style:style style:name="T3" style:family="text">
      <style:text-properties style:font-name="Purisa" fo:font-weight="bold" style:font-weight-asian="bold" style:font-weight-complex="bold"/>
    </style:style>
    <style:style style:name="T4" style:family="text">
      <style:text-properties style:font-name="Purisa" fo:font-size="26pt" fo:font-weight="bold" style:font-size-asian="26pt" style:font-weight-asian="bold" style:font-size-complex="26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protect="size"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ilMergeSection2018-05-05T09:20:15Z2MasterLabel">
            <text:p text:style-name="P1"/>
            <text:p text:style-name="P1"/>
            <text:p text:style-name="P3">P1B:</text:p>
            <text:p text:style-name="P7">!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MailMergeSection2018-05-05T09:20:15Z3Sección1">
            <text:p text:style-name="P1"/>
            <text:p text:style-name="P3">P2B:</text:p>
            <text:p text:style-name="P5">22 Mega Ohmios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MailMergeSection2018-05-05T09:20:15Z4Sección2">
            <text:p text:style-name="P1"/>
            <text:p text:style-name="P1"/>
            <text:p text:style-name="P3">P3B:</text:p>
            <text:p text:style-name="P3"/>
            <text:p text:style-name="P5">for 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MailMergeSection2018-05-05T09:20:15Z5Sección3">
            <text:p text:style-name="P1"/>
            <text:p text:style-name="P3">P4B:</text:p>
            <text:p text:style-name="P5">Operative Software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MailMergeSection2018-05-05T09:20:15Z6Sección4">
            <text:p text:style-name="P1"/>
            <text:p text:style-name="P3">P5B:</text:p>
            <text:p text:style-name="P3"/>
            <text:p text:style-name="P5">.p .hpp .txt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MailMergeSection2018-05-05T09:20:15Z7Sección5">
            <text:p text:style-name="P1"/>
            <text:p text:style-name="P3">P6B:</text:p>
            <text:p text:style-name="P3"/>
            <text:p text:style-name="P5">while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MailMergeSection2018-05-05T09:20:15Z8Sección6">
            <text:p text:style-name="P1"/>
            <text:p text:style-name="P3">P7B:</text:p>
            <text:p text:style-name="P5">INPUT</text:p>
            <text:p text:style-name="P5">_PULLUP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MailMergeSection2018-05-05T09:20:15Z9Sección7">
            <text:p text:style-name="P1"/>
            <text:p text:style-name="P8"><text:span text:style-name="T2">P</text:span><text:span text:style-name="T1">8B:</text:span></text:p>
            <text:p text:style-name="P3"/>
            <text:p text:style-name="P5">map()</text:p>
          </text:section>
        </draw:text-box>
      </draw:frame>
      <draw:frame draw:style-name="fr2" draw:name="Marco9" text:anchor-type="page" text:anchor-page-number="1" svg:x="1.499cm" svg:y="24.77cm" svg:width="8.5cm" svg:height="4.999cm" draw:z-index="8">
        <draw:text-box>
          <text:section text:style-name="Sect1" text:name="MailMergeSection2018-05-05T09:20:15Z10Sección8">
            <text:p text:style-name="P1"/>
            <text:p text:style-name="P3">P9B:</text:p>
            <text:p text:style-name="P13">pre-aleatoriedad</text:p>
          </text:section>
        </draw:text-box>
      </draw:frame>
      <draw:frame draw:style-name="fr2" draw:name="Marco10" text:anchor-type="page" text:anchor-page-number="1" svg:x="11cm" svg:y="24.74cm" svg:width="8.5cm" svg:height="4.999cm" draw:z-index="9">
        <draw:text-box>
          <text:section text:style-name="Sect1" text:name="MailMergeSection2018-05-05T09:20:15Z11Sección9">
            <text:p text:style-name="P1"/>
            <text:p text:style-name="P3">P10B:</text:p>
            <text:p text:style-name="P5">Serial.print()</text:p>
          </text:section>
        </draw:text-box>
      </draw:frame>
      <draw:frame draw:style-name="fr1" draw:name="Marco11" text:anchor-type="page" text:anchor-page-number="3" svg:x="1.499cm" svg:y="1.349cm" svg:width="8.5cm" svg:height="4.999cm" draw:z-index="10">
        <draw:text-box>
          <text:section text:style-name="Sect1" text:name="MailMergeSection2018-05-05T09:20:15Z12MasterLabel">
            <text:p text:style-name="P1"/>
            <text:p text:style-name="P4">P11B:</text:p>
            <text:p text:style-name="P4"/>
            <text:p text:style-name="P6">count-down</text:p>
          </text:section>
        </draw:text-box>
      </draw:frame>
      <draw:frame draw:style-name="fr1" draw:name="Marco12" text:anchor-type="page" text:anchor-page-number="3" svg:x="11cm" svg:y="1.349cm" svg:width="8.5cm" svg:height="4.999cm" draw:z-index="11">
        <draw:text-box>
          <text:section text:style-name="Sect1" text:name="MailMergeSection2018-05-05T09:20:15Z13Sección1">
            <text:p text:style-name="P1"/>
            <text:p text:style-name="P4">P12B:</text:p>
            <text:p text:style-name="P4"/>
            <text:p text:style-name="P6">milésimas</text:p>
          </text:section>
        </draw:text-box>
      </draw:frame>
      <draw:frame draw:style-name="fr1" draw:name="Marco13" text:anchor-type="page" text:anchor-page-number="3" svg:x="1.499cm" svg:y="7.35cm" svg:width="8.5cm" svg:height="4.999cm" draw:z-index="12">
        <draw:text-box>
          <text:section text:style-name="Sect1" text:name="MailMergeSection2018-05-05T09:20:15Z14Sección2">
            <text:p text:style-name="P1"/>
            <text:p text:style-name="P4">P13B:</text:p>
            <text:p text:style-name="P4"/>
            <text:p text:style-name="P6">1024</text:p>
          </text:section>
        </draw:text-box>
      </draw:frame>
      <draw:frame draw:style-name="fr1" draw:name="Marco14" text:anchor-type="page" text:anchor-page-number="3" svg:x="11cm" svg:y="7.35cm" svg:width="8.5cm" svg:height="4.999cm" draw:z-index="13">
        <draw:text-box>
          <text:section text:style-name="Sect1" text:name="MailMergeSection2018-05-05T09:20:15Z15Sección3">
            <text:p text:style-name="P1"/>
            <text:p text:style-name="P4">P14B:</text:p>
            <text:p text:style-name="P4"/>
            <text:p text:style-name="P6">256</text:p>
          </text:section>
        </draw:text-box>
      </draw:frame>
      <draw:frame draw:style-name="fr1" draw:name="Marco15" text:anchor-type="page" text:anchor-page-number="3" svg:x="1.499cm" svg:y="13.351cm" svg:width="8.5cm" svg:height="4.999cm" draw:z-index="14">
        <draw:text-box>
          <text:section text:style-name="Sect1" text:name="MailMergeSection2018-05-05T09:20:15Z16Sección4">
            <text:p text:style-name="P1"/>
            <text:p text:style-name="P4">P15B:</text:p>
            <text:p text:style-name="P4"/>
            <text:p text:style-name="P6">FSK</text:p>
          </text:section>
        </draw:text-box>
      </draw:frame>
      <draw:frame draw:style-name="fr1" draw:name="Marco16" text:anchor-type="page" text:anchor-page-number="3" svg:x="11cm" svg:y="13.351cm" svg:width="8.5cm" svg:height="4.999cm" draw:z-index="15">
        <draw:text-box>
          <text:section text:style-name="Sect1" text:name="MailMergeSection2018-05-05T09:20:15Z17Sección5">
            <text:p text:style-name="P1"/>
            <text:p text:style-name="P4">P16B:</text:p>
            <text:p text:style-name="P4"/>
            <text:p text:style-name="P6">Toca un tono</text:p>
          </text:section>
        </draw:text-box>
      </draw:frame>
      <draw:frame draw:style-name="fr1" draw:name="Marco17" text:anchor-type="page" text:anchor-page-number="3" svg:x="1.499cm" svg:y="19.352cm" svg:width="8.5cm" svg:height="4.999cm" draw:z-index="16">
        <draw:text-box>
          <text:section text:style-name="Sect1" text:name="MailMergeSection2018-05-05T09:20:15Z18Sección6">
            <text:p text:style-name="P1"/>
            <text:p text:style-name="P4">P17B:</text:p>
            <text:p text:style-name="P4"/>
            <text:p text:style-name="P6">tan()</text:p>
          </text:section>
        </draw:text-box>
      </draw:frame>
      <draw:frame draw:style-name="fr1" draw:name="Marco18" text:anchor-type="page" text:anchor-page-number="3" svg:x="11cm" svg:y="19.352cm" svg:width="8.5cm" svg:height="4.999cm" draw:z-index="17">
        <draw:text-box>
          <text:section text:style-name="Sect1" text:name="MailMergeSection2018-05-05T09:20:15Z19Sección7">
            <text:p text:style-name="P1"/>
            <text:p text:style-name="P4">P18B:</text:p>
            <text:p text:style-name="P6">Thomas Alva Edison</text:p>
          </text:section>
        </draw:text-box>
      </draw:frame>
      <draw:frame draw:style-name="fr2" draw:name="Marco19" text:anchor-type="page" text:anchor-page-number="3" svg:x="1.499cm" svg:y="24.74cm" svg:width="8.5cm" svg:height="4.999cm" draw:z-index="18">
        <draw:text-box>
          <text:section text:style-name="Sect1" text:name="MailMergeSection2018-05-05T09:20:15Z20Sección8">
            <text:p text:style-name="P1"/>
            <text:p text:style-name="P4">P19B:</text:p>
            <text:p text:style-name="P6">FOX</text:p>
            <text:p text:style-name="P6">Engine</text:p>
          </text:section>
        </draw:text-box>
      </draw:frame>
      <draw:frame draw:style-name="fr2" draw:name="Marco20" text:anchor-type="page" text:anchor-page-number="3" svg:x="11cm" svg:y="24.74cm" svg:width="8.5cm" svg:height="4.999cm" draw:z-index="19">
        <draw:text-box>
          <text:section text:style-name="Sect1" text:name="MailMergeSection2018-05-05T09:20:15Z21Sección9">
            <text:p text:style-name="P1"/>
            <text:p text:style-name="P4">P20B:</text:p>
            <text:p text:style-name="P6">↑↑↓↓→←→← B A <text:s/>START</text:p>
          </text:section>
        </draw:text-box>
      </draw:frame>
      <draw:frame draw:style-name="fr1" draw:name="Marco21" text:anchor-type="page" text:anchor-page-number="5" svg:x="1.499cm" svg:y="1.349cm" svg:width="8.5cm" svg:height="4.999cm" draw:z-index="20">
        <draw:text-box>
          <text:section text:style-name="Sect1" text:name="MailMergeSection2018-05-05T09:20:15Z22MasterLabel">
            <text:p text:style-name="P1"/>
            <text:p text:style-name="P4">P21B:</text:p>
            <text:p text:style-name="P4"/>
            <text:p text:style-name="P6">Canal</text:p>
          </text:section>
        </draw:text-box>
      </draw:frame>
      <draw:frame draw:style-name="fr1" draw:name="Marco22" text:anchor-type="page" text:anchor-page-number="5" svg:x="11cm" svg:y="1.349cm" svg:width="8.5cm" svg:height="4.999cm" draw:z-index="21">
        <draw:text-box>
          <text:section text:style-name="Sect1" text:name="MailMergeSection2018-05-05T09:20:15Z23Sección1">
            <text:p text:style-name="P1"/>
            <text:p text:style-name="P4">P22B:</text:p>
            <text:p text:style-name="P4"/>
            <text:p text:style-name="P6">1,989×10^35 kg</text:p>
          </text:section>
        </draw:text-box>
      </draw:frame>
      <draw:frame draw:style-name="fr1" draw:name="Marco23" text:anchor-type="page" text:anchor-page-number="5" svg:x="1.499cm" svg:y="7.35cm" svg:width="8.5cm" svg:height="4.999cm" draw:z-index="22">
        <draw:text-box>
          <text:section text:style-name="Sect1" text:name="MailMergeSection2018-05-05T09:20:15Z24Sección2">
            <text:p text:style-name="P2"/>
            <text:p text:style-name="P4">P23B:</text:p>
            <text:p text:style-name="P17">5</text:p>
          </text:section>
        </draw:text-box>
      </draw:frame>
      <draw:frame draw:style-name="fr1" draw:name="Marco24" text:anchor-type="page" text:anchor-page-number="5" svg:x="11cm" svg:y="7.35cm" svg:width="8.5cm" svg:height="4.999cm" draw:z-index="23">
        <draw:text-box>
          <text:section text:style-name="Sect1" text:name="MailMergeSection2018-05-05T09:20:15Z25Sección3">
            <text:p text:style-name="P1"/>
            <text:p text:style-name="P4">P24B:</text:p>
            <text:p text:style-name="P6">Monchini</text:p>
          </text:section>
        </draw:text-box>
      </draw:frame>
      <draw:frame draw:style-name="fr1" draw:name="Marco25" text:anchor-type="page" text:anchor-page-number="5" svg:x="1.499cm" svg:y="13.351cm" svg:width="8.5cm" svg:height="4.999cm" draw:z-index="24">
        <draw:text-box>
          <text:section text:style-name="Sect1" text:name="MailMergeSection2018-05-05T09:20:15Z26Sección4">
            <text:p text:style-name="P1"/>
            <text:p text:style-name="P4">P25B:</text:p>
            <text:p text:style-name="P17">0,15</text:p>
          </text:section>
        </draw:text-box>
      </draw:frame>
      <draw:frame draw:style-name="fr1" draw:name="Marco26" text:anchor-type="page" text:anchor-page-number="5" svg:x="11cm" svg:y="13.351cm" svg:width="8.5cm" svg:height="4.999cm" draw:z-index="25">
        <draw:text-box>
          <text:section text:style-name="Sect1" text:name="MailMergeSection2018-05-05T09:20:15Z27Sección5">
            <text:p text:style-name="P1"/>
            <text:p text:style-name="P4">P26B:</text:p>
            <text:p text:style-name="P6">Krillin</text:p>
          </text:section>
        </draw:text-box>
      </draw:frame>
      <draw:frame draw:style-name="fr1" draw:name="Marco27" text:anchor-type="page" text:anchor-page-number="5" svg:x="1.499cm" svg:y="19.352cm" svg:width="8.5cm" svg:height="4.999cm" draw:z-index="26">
        <draw:text-box>
          <text:section text:style-name="Sect1" text:name="MailMergeSection2018-05-05T09:20:15Z28Sección6">
            <text:p text:style-name="P1"/>
            <text:p text:style-name="P4">P27B:</text:p>
            <text:p text:style-name="P4"/>
            <text:p text:style-name="P6">Python</text:p>
          </text:section>
        </draw:text-box>
      </draw:frame>
      <draw:frame draw:style-name="fr1" draw:name="Marco28" text:anchor-type="page" text:anchor-page-number="5" svg:x="11cm" svg:y="19.352cm" svg:width="8.5cm" svg:height="4.999cm" draw:z-index="27">
        <draw:text-box>
          <text:section text:style-name="Sect1" text:name="MailMergeSection2018-05-05T09:20:15Z29Sección7">
            <text:p text:style-name="P1"/>
            <text:p text:style-name="P4">P28B:</text:p>
            <text:p text:style-name="P4"/>
            <text:p text:style-name="P19">1969</text:p>
          </text:section>
        </draw:text-box>
      </draw:frame>
      <draw:frame draw:style-name="fr2" draw:name="Marco29" text:anchor-type="page" text:anchor-page-number="5" svg:x="1.499cm" svg:y="24.71cm" svg:width="8.5cm" svg:height="4.999cm" draw:z-index="28">
        <draw:text-box>
          <text:section text:style-name="Sect1" text:name="MailMergeSection2018-05-05T09:20:15Z30Sección8">
            <text:p text:style-name="P1"/>
            <text:p text:style-name="P4">P29B:</text:p>
            <text:p text:style-name="P4"/>
            <text:p text:style-name="P6">Samus Aran</text:p>
          </text:section>
        </draw:text-box>
      </draw:frame>
      <draw:frame draw:style-name="fr2" draw:name="Marco30" text:anchor-type="page" text:anchor-page-number="5" svg:x="11cm" svg:y="24.702cm" svg:width="8.5cm" svg:height="4.999cm" draw:z-index="29">
        <draw:text-box>
          <text:section text:style-name="Sect1" text:name="MailMergeSection2018-05-05T09:20:15Z31Sección9">
            <text:p text:style-name="P1"/>
            <text:p text:style-name="P4">P30B:</text:p>
            <text:p text:style-name="P4"/>
            <text:p text:style-name="P6">OXO</text:p>
          </text:section>
        </draw:text-box>
      </draw:frame>
      <draw:frame draw:style-name="fr1" draw:name="Marco31" text:anchor-type="page" text:anchor-page-number="7" svg:x="1.499cm" svg:y="1.349cm" svg:width="8.5cm" svg:height="4.999cm" draw:z-index="30">
        <draw:text-box>
          <text:section text:style-name="Sect1" text:name="MailMergeSection2018-05-05T09:20:15Z32MasterLabel">
            <text:p text:style-name="P1"/>
            <text:p text:style-name="P12">P31B:</text:p>
            <text:p text:style-name="P12"/>
            <text:p text:style-name="P16">BTS</text:p>
          </text:section>
        </draw:text-box>
      </draw:frame>
      <draw:frame draw:style-name="fr1" draw:name="Marco32" text:anchor-type="page" text:anchor-page-number="7" svg:x="11cm" svg:y="1.349cm" svg:width="8.5cm" svg:height="4.999cm" draw:z-index="31">
        <draw:text-box>
          <text:section text:style-name="Sect1" text:name="MailMergeSection2018-05-05T09:20:15Z33Sección1">
            <text:p text:style-name="P1"/>
            <text:p text:style-name="P20"><text:span text:style-name="T1">P32B:</text:span></text:p>
            <text:p text:style-name="P20"><text:span text:style-name="T1"/></text:p>
            <text:p text:style-name="P21"><text:span text:style-name="T3">Rayo</text:span></text:p>
          </text:section>
        </draw:text-box>
      </draw:frame>
      <draw:frame draw:style-name="fr1" draw:name="Marco33" text:anchor-type="page" text:anchor-page-number="7" svg:x="1.499cm" svg:y="7.35cm" svg:width="8.5cm" svg:height="4.999cm" draw:z-index="32">
        <draw:text-box>
          <text:section text:style-name="Sect1" text:name="MailMergeSection2018-05-05T09:20:15Z34Sección2">
            <text:p text:style-name="P1"/>
            <text:p text:style-name="P20"><text:span text:style-name="T1">P33B:</text:span></text:p>
            <text:p text:style-name="P20"><text:span text:style-name="T1"/></text:p>
            <text:p text:style-name="P21"><text:span text:style-name="T3">Bugatti Chiron</text:span></text:p>
          </text:section>
        </draw:text-box>
      </draw:frame>
      <draw:frame draw:style-name="fr1" draw:name="Marco34" text:anchor-type="page" text:anchor-page-number="7" svg:x="11cm" svg:y="7.35cm" svg:width="8.5cm" svg:height="4.999cm" draw:z-index="33">
        <draw:text-box>
          <text:section text:style-name="Sect1" text:name="MailMergeSection2018-05-05T09:20:15Z35Sección3">
            <text:p text:style-name="P1"/>
            <text:p text:style-name="P12">P34B:</text:p>
            <text:p text:style-name="P12"/>
            <text:p text:style-name="P18">2</text:p>
          </text:section>
        </draw:text-box>
      </draw:frame>
      <draw:frame draw:style-name="fr1" draw:name="Marco35" text:anchor-type="page" text:anchor-page-number="7" svg:x="1.499cm" svg:y="13.351cm" svg:width="8.5cm" svg:height="4.999cm" draw:z-index="34">
        <draw:text-box>
          <text:section text:style-name="Sect1" text:name="MailMergeSection2018-05-05T09:20:15Z36Sección4">
            <text:p text:style-name="P1"/>
            <text:p text:style-name="P12">P35B:</text:p>
            <text:p text:style-name="P12"/>
            <text:p text:style-name="P16">380 km/h</text:p>
          </text:section>
        </draw:text-box>
      </draw:frame>
      <draw:frame draw:style-name="fr1" draw:name="Marco36" text:anchor-type="page" text:anchor-page-number="7" svg:x="11cm" svg:y="13.351cm" svg:width="8.5cm" svg:height="4.999cm" draw:z-index="35">
        <draw:text-box>
          <text:section text:style-name="Sect1" text:name="MailMergeSection2018-05-05T09:20:15Z37Sección5">
            <text:p text:style-name="P1"/>
            <text:p text:style-name="P20"><text:span text:style-name="T1">P36B:</text:span></text:p>
            <text:p text:style-name="P20"><text:span text:style-name="T1"/></text:p>
            <text:p text:style-name="P20"><text:span text:style-name="T4">Java</text:span><text:span text:style-name="T1"> </text:span></text:p>
          </text:section>
        </draw:text-box>
      </draw:frame>
      <draw:frame draw:style-name="fr1" draw:name="Marco37" text:anchor-type="page" text:anchor-page-number="7" svg:x="1.499cm" svg:y="19.352cm" svg:width="8.5cm" svg:height="4.999cm" draw:z-index="36">
        <draw:text-box>
          <text:section text:style-name="Sect1" text:name="MailMergeSection2018-05-05T09:20:15Z38Sección6">
            <text:p text:style-name="P1"/>
            <text:p text:style-name="P20"><text:span text:style-name="T1">P37B:</text:span></text:p>
            <text:p text:style-name="P22"><text:span text:style-name="T3">7</text:span></text:p>
          </text:section>
        </draw:text-box>
      </draw:frame>
      <draw:frame draw:style-name="fr1" draw:name="Marco38" text:anchor-type="page" text:anchor-page-number="7" svg:x="11cm" svg:y="19.352cm" svg:width="8.5cm" svg:height="4.999cm" draw:z-index="37">
        <draw:text-box>
          <text:section text:style-name="Sect1" text:name="MailMergeSection2018-05-05T09:20:15Z39Sección7">
            <text:p text:style-name="P1"/>
            <text:p text:style-name="P20"><text:span text:style-name="T1">P38B:</text:span></text:p>
            <text:p text:style-name="P22"><text:span text:style-name="T3">35</text:span></text:p>
          </text:section>
        </draw:text-box>
      </draw:frame>
      <draw:frame draw:style-name="fr2" draw:name="Marco39" text:anchor-type="page" text:anchor-page-number="7" svg:x="1.499cm" svg:y="24.77cm" svg:width="8.5cm" svg:height="4.999cm" draw:z-index="38">
        <draw:text-box>
          <text:section text:style-name="Sect1" text:name="MailMergeSection2018-05-05T09:20:15Z40Sección8">
            <text:p text:style-name="P1"/>
            <text:p text:style-name="P12">P39B:</text:p>
            <text:p text:style-name="P12"/>
            <text:p text:style-name="P16">Angustias</text:p>
          </text:section>
        </draw:text-box>
      </draw:frame>
      <draw:frame draw:style-name="fr2" draw:name="Marco40" text:anchor-type="page" text:anchor-page-number="7" svg:x="11cm" svg:y="24.8cm" svg:width="8.5cm" svg:height="4.999cm" draw:z-index="39">
        <draw:text-box>
          <text:section text:style-name="Sect1" text:name="MailMergeSection2018-05-05T09:20:15Z41Sección9">
            <text:p text:style-name="P1"/>
            <text:p text:style-name="P12">P40B:</text:p>
            <text:p text:style-name="P16">Bruja</text:p>
            <text:p text:style-name="P16">Escarlata</text:p>
          </text:section>
        </draw:text-box>
      </draw:frame>
      <draw:frame draw:style-name="fr1" draw:name="Marco41" text:anchor-type="page" text:anchor-page-number="9" svg:x="1.499cm" svg:y="1.349cm" svg:width="8.5cm" svg:height="4.999cm" draw:z-index="40">
        <draw:text-box>
          <text:section text:style-name="Sect1" text:name="MailMergeSection2018-05-05T09:20:15Z42MasterLabel">
            <text:p text:style-name="P1"/>
            <text:p text:style-name="P12">P41B:</text:p>
            <text:p text:style-name="P12"/>
            <text:p text:style-name="P16">Mr. Sebastian</text:p>
          </text:section>
        </draw:text-box>
      </draw:frame>
      <draw:frame draw:style-name="fr1" draw:name="Marco42" text:anchor-type="page" text:anchor-page-number="9" svg:x="11cm" svg:y="1.349cm" svg:width="8.5cm" svg:height="4.999cm" draw:z-index="41">
        <draw:text-box>
          <text:section text:style-name="Sect1" text:name="MailMergeSection2018-05-05T09:20:15Z43Sección1">
            <text:p text:style-name="P1"/>
            <text:p text:style-name="P20"><text:span text:style-name="T1">P42B:</text:span></text:p>
            <text:p text:style-name="P20"><text:span text:style-name="T1"/></text:p>
            <text:p text:style-name="P21"><text:span text:style-name="T3">Celty</text:span></text:p>
          </text:section>
        </draw:text-box>
      </draw:frame>
      <draw:frame draw:style-name="fr1" draw:name="Marco43" text:anchor-type="page" text:anchor-page-number="9" svg:x="1.499cm" svg:y="7.35cm" svg:width="8.5cm" svg:height="4.999cm" draw:z-index="42">
        <draw:text-box>
          <text:section text:style-name="Sect1" text:name="MailMergeSection2018-05-05T09:20:15Z44Sección2">
            <text:p text:style-name="P1"/>
            <text:p text:style-name="P20"><text:span text:style-name="T1">P43B:</text:span></text:p>
            <text:p text:style-name="P23"><text:span text:style-name="T3">Velocidad</text:span></text:p>
            <text:p text:style-name="P23"><text:span text:style-name="T3">del avión</text:span></text:p>
          </text:section>
        </draw:text-box>
      </draw:frame>
      <draw:frame draw:style-name="fr1" draw:name="Marco44" text:anchor-type="page" text:anchor-page-number="9" svg:x="11cm" svg:y="7.35cm" svg:width="8.5cm" svg:height="4.999cm" draw:z-index="43">
        <draw:text-box>
          <text:section text:style-name="Sect1" text:name="MailMergeSection2018-05-05T09:20:15Z45Sección3">
            <text:p text:style-name="P1"/>
            <text:p text:style-name="P20"><text:span text:style-name="T1">P44B:</text:span></text:p>
            <text:p text:style-name="P21"><text:span text:style-name="T3">Giacomo Agostni</text:span></text:p>
          </text:section>
        </draw:text-box>
      </draw:frame>
      <draw:frame draw:style-name="fr1" draw:name="Marco45" text:anchor-type="page" text:anchor-page-number="9" svg:x="1.499cm" svg:y="13.351cm" svg:width="8.5cm" svg:height="4.999cm" draw:z-index="44">
        <draw:text-box>
          <text:section text:style-name="Sect1" text:name="MailMergeSection2018-05-05T09:20:15Z46Sección4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6" text:anchor-type="page" text:anchor-page-number="9" svg:x="11cm" svg:y="13.351cm" svg:width="8.5cm" svg:height="4.999cm" draw:z-index="45">
        <draw:text-box>
          <text:section text:style-name="Sect1" text:name="MailMergeSection2018-05-05T09:20:15Z47Sección5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7" text:anchor-type="page" text:anchor-page-number="9" svg:x="1.499cm" svg:y="19.352cm" svg:width="8.5cm" svg:height="4.999cm" draw:z-index="46">
        <draw:text-box>
          <text:section text:style-name="Sect1" text:name="MailMergeSection2018-05-05T09:20:15Z48Sección6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8" text:anchor-type="page" text:anchor-page-number="9" svg:x="11cm" svg:y="19.352cm" svg:width="8.5cm" svg:height="4.999cm" draw:z-index="47">
        <draw:text-box>
          <text:section text:style-name="Sect1" text:name="MailMergeSection2018-05-05T09:20:15Z49Sección7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49" text:anchor-type="page" text:anchor-page-number="9" svg:x="1.499cm" svg:y="25.352cm" svg:width="8.5cm" svg:height="4.999cm" draw:z-index="48">
        <draw:text-box>
          <text:section text:style-name="Sect1" text:name="MailMergeSection2018-05-05T09:20:15Z50Sección8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1" draw:name="Marco50" text:anchor-type="page" text:anchor-page-number="9" svg:x="11cm" svg:y="25.352cm" svg:width="8.5cm" svg:height="4.999cm" draw:z-index="49">
        <draw:text-box>
          <text:section text:style-name="Sect1" text:name="MailMergeSection2018-05-05T09:20:15Z51Sección9">
            <text:p text:style-name="P1"/>
            <text:p text:style-name="P1"/>
            <text:p text:style-name="P1"/>
            <text:p text:style-name="P2"/>
          </text:section>
        </draw:text-box>
      </draw:frame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05T09:20:16.174097020</meta:creation-date>
    <dc:date>2018-05-05T10:53:37.222435776</dc:date>
    <meta:editing-cycles>7</meta:editing-cycles>
    <meta:editing-duration>PT22M52S</meta:editing-duration>
    <meta:document-statistic meta:table-count="0" meta:image-count="0" meta:object-count="0" meta:page-count="9" meta:paragraph-count="92" meta:word-count="111" meta:character-count="578" meta:non-whitespace-character-count="556"/>
  </office:meta>
</office:document-meta>
</file>